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T1" style:family="text">
      <style:text-properties fo:color="#000000" loext:opacity="8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">
        <style:list-level-properties text:min-label-width="0.6cm"/>
        <style:text-properties fo:font-family="starbats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5cm" svg:height="3.81cm" svg:x="4.445cm" svg:y="4.445cm">
          <draw:text-box>
            <text:p>first</text:p>
            <text:list text:style-name="L2">
              <text:list-item>
                <text:p><text:span text:style-name="T1">semi-transparent</text:span></text:p>
              </text:list-item>
            </text:list>
            <text:p>last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Kufi Arab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Vajna</meta:initial-creator>
    <meta:creation-date>2024-09-02T16:46:01.900565677</meta:creation-date>
    <dc:date>2024-09-03T15:42:02.398900159</dc:date>
    <dc:creator>Miklos Vajna</dc:creator>
    <meta:editing-duration>PT1M16S</meta:editing-duration>
    <meta:editing-cycles>2</meta:editing-cycles>
    <meta:generator>LibreOfficeDev/25.2.0.0.alpha0$Linux_X86_64 LibreOffice_project/9cdebd535348010cabd1ad87b191b3572328271d</meta:generator>
    <meta:document-statistic meta:object-count="21"/>
  </office:meta>
</office:document-meta>
</file>